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6929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291in"/>
    </style:style>
    <style:style style:name="co7" style:family="table-column">
      <style:table-column-properties fo:break-before="auto" style:column-width="0.5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text-line-through-style="solid" style:text-line-through-type="single"/>
    </style:style>
    <style:style style:name="ce5" style:family="table-cell" style:parent-style-name="Default">
      <style:text-properties style:text-line-through-style="solid" style:text-line-through-type="single" fo:font-style="italic" style:font-style-asian="italic" style:font-style-complex="italic"/>
    </style:style>
    <style:style style:name="ce6" style:family="table-cell" style:parent-style-name="Default" style:data-style-name="N130"/>
    <style:style style:name="ce7" style:family="table-cell" style:parent-style-name="Default">
      <style:text-properties style:text-underline-style="none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ummary_forum_s3_t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5" table:number-columns-repeated="7" table:default-cell-style-name="ce8"/>
        <table:table-row table:style-name="ro1">
          <table:table-cell/>
          <table:table-cell table:style-name="ce2" office:value-type="string" calcext:value-type="string">
            <text:p>forum</text:p>
          </table:table-cell>
          <table:table-cell table:style-name="ce2"/>
          <table:table-cell table:style-name="Default" table:number-columns-repeated="2"/>
          <table:table-cell table:style-name="ce2" office:value-type="string" calcext:value-type="string">
            <text:p>flashback</text:p>
          </table:table-cell>
          <table:table-cell table:style-name="Default"/>
          <table:table-cell table:style-name="ce2" office:value-type="string" calcext:value-type="string">
            <text:p>familjeliv</text:p>
          </table:table-cell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verb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aslope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r2</text:p>
          </table:table-cell>
          <table:table-cell table:style-name="ce7" office:value-type="string" calcext:value-type="string">
            <text:p>change</text:p>
          </table:table-cell>
          <table:table-cell table:style-name="ce7" office:value-type="string" calcext:value-type="string">
            <text:p>sign</text:p>
          </table:table-cell>
          <table:table-cell table:style-name="ce7" office:value-type="string" calcext:value-type="string">
            <text:p>R2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avse</text:p>
          </table:table-cell>
          <table:table-cell office:value-type="float" office:value="18904" calcext:value-type="float">
            <text:p>18904</text:p>
          </table:table-cell>
          <table:table-cell table:formula="of:=ABS([.D3])" office:value-type="float" office:value="0.00749394037056289" calcext:value-type="float">
            <text:p>0.00749394037056289</text:p>
          </table:table-cell>
          <table:table-cell office:value-type="float" office:value="0.00749394037056289" calcext:value-type="float">
            <text:p>0.00749</text:p>
          </table:table-cell>
          <table:table-cell office:value-type="float" office:value="0.901838054922299" calcext:value-type="float">
            <text:p>0.90184</text:p>
          </table:table-cell>
          <table:table-cell office:value-type="float" office:value="0.00730218441709967" calcext:value-type="float">
            <text:p>0.00730</text:p>
          </table:table-cell>
          <table:table-cell office:value-type="float" office:value="0.91042355984794" calcext:value-type="float">
            <text:p>0.91042</text:p>
          </table:table-cell>
          <table:table-cell table:number-columns-repeated="2"/>
          <table:table-cell table:formula="of:=IF([.K3]+[.L3]=2;1;0)" office:value-type="float" office:value="1" calcext:value-type="float">
            <text:p>1</text:p>
          </table:table-cell>
          <table:table-cell table:formula="of:=IF(AND(OR(SIGN([.D3])=SIGN([.F3]);[.F3]=&quot;&quot;);OR(SIGN([.F3])=SIGN([.H3]);[.H3]=&quot;&quot;));1;0)" office:value-type="float" office:value="1" calcext:value-type="float">
            <text:p>1</text:p>
          </table:table-cell>
          <table:table-cell table:formula="of:=IF(SUM([.M3:.O3])&gt;1;1;0)" office:value-type="float" office:value="1" calcext:value-type="float">
            <text:p>1</text:p>
          </table:table-cell>
          <table:table-cell table:formula="of:=IF([.E3]&gt;0.5;1;0)" office:value-type="float" office:value="1" calcext:value-type="float">
            <text:p>1</text:p>
          </table:table-cell>
          <table:table-cell table:formula="of:=IF([.G3]&gt;0.5;1;0)" office:value-type="float" office:value="1" calcext:value-type="float">
            <text:p>1</text:p>
          </table:table-cell>
          <table:table-cell table:formula="of:=IF([.I3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komma</text:p>
          </table:table-cell>
          <table:table-cell office:value-type="float" office:value="5854724" calcext:value-type="float">
            <text:p>5854724</text:p>
          </table:table-cell>
          <table:table-cell table:formula="of:=ABS([.D4])" office:value-type="float" office:value="0.00741322236134196" calcext:value-type="float">
            <text:p>0.00741322236134196</text:p>
          </table:table-cell>
          <table:table-cell office:value-type="float" office:value="0.00741322236134196" calcext:value-type="float">
            <text:p>0.00741</text:p>
          </table:table-cell>
          <table:table-cell office:value-type="float" office:value="0.53865502774779" calcext:value-type="float">
            <text:p>0.53866</text:p>
          </table:table-cell>
          <table:table-cell office:value-type="float" office:value="0.00640183422731597" calcext:value-type="float">
            <text:p>0.00640</text:p>
          </table:table-cell>
          <table:table-cell office:value-type="float" office:value="0.451719677931476" calcext:value-type="float">
            <text:p>0.45172</text:p>
          </table:table-cell>
          <table:table-cell office:value-type="float" office:value="0.0103561337235339" calcext:value-type="float">
            <text:p>0.01036</text:p>
          </table:table-cell>
          <table:table-cell office:value-type="float" office:value="0.672994864912862" calcext:value-type="float">
            <text:p>0.67299</text:p>
          </table:table-cell>
          <table:table-cell table:formula="of:=IF([.K4]+[.L4]=2;1;0)" office:value-type="float" office:value="1" calcext:value-type="float">
            <text:p>1</text:p>
          </table:table-cell>
          <table:table-cell table:formula="of:=IF(AND(OR(SIGN([.D4])=SIGN([.F4]);[.F4]=&quot;&quot;);OR(SIGN([.F4])=SIGN([.H4]);[.H4]=&quot;&quot;));1;0)" office:value-type="float" office:value="1" calcext:value-type="float">
            <text:p>1</text:p>
          </table:table-cell>
          <table:table-cell table:formula="of:=IF(SUM([.M4:.O4])&gt;1;1;0)" office:value-type="float" office:value="1" calcext:value-type="float">
            <text:p>1</text:p>
          </table:table-cell>
          <table:table-cell table:formula="of:=IF([.E4]&gt;0.5;1;0)" office:value-type="float" office:value="1" calcext:value-type="float">
            <text:p>1</text:p>
          </table:table-cell>
          <table:table-cell table:formula="of:=IF([.G4]&gt;0.5;1;0)" office:value-type="float" office:value="0" calcext:value-type="float">
            <text:p>0</text:p>
          </table:table-cell>
          <table:table-cell table:formula="of:=IF([.I4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förmå</text:p>
          </table:table-cell>
          <table:table-cell office:value-type="float" office:value="16262" calcext:value-type="float">
            <text:p>16262</text:p>
          </table:table-cell>
          <table:table-cell table:formula="of:=ABS([.D5])" office:value-type="float" office:value="0.0060834686058875" calcext:value-type="float">
            <text:p>0.0060834686058875</text:p>
          </table:table-cell>
          <table:table-cell office:value-type="float" office:value="-0.0060834686058875" calcext:value-type="float">
            <text:p>-0.00608</text:p>
          </table:table-cell>
          <table:table-cell office:value-type="float" office:value="0.857283585230838" calcext:value-type="float">
            <text:p>0.85728</text:p>
          </table:table-cell>
          <table:table-cell office:value-type="float" office:value="-0.00631971754450224" calcext:value-type="float">
            <text:p>-0.00632</text:p>
          </table:table-cell>
          <table:table-cell office:value-type="float" office:value="0.820583440196057" calcext:value-type="float">
            <text:p>0.82058</text:p>
          </table:table-cell>
          <table:table-cell table:number-columns-repeated="2"/>
          <table:table-cell table:formula="of:=IF([.K5]+[.L5]=2;1;0)" office:value-type="float" office:value="1" calcext:value-type="float">
            <text:p>1</text:p>
          </table:table-cell>
          <table:table-cell table:formula="of:=IF(AND(OR(SIGN([.D5])=SIGN([.F5]);[.F5]=&quot;&quot;);OR(SIGN([.F5])=SIGN([.H5]);[.H5]=&quot;&quot;));1;0)" office:value-type="float" office:value="1" calcext:value-type="float">
            <text:p>1</text:p>
          </table:table-cell>
          <table:table-cell table:formula="of:=IF(SUM([.M5:.O5])&gt;1;1;0)" office:value-type="float" office:value="1" calcext:value-type="float">
            <text:p>1</text:p>
          </table:table-cell>
          <table:table-cell table:formula="of:=IF([.E5]&gt;0.5;1;0)" office:value-type="float" office:value="1" calcext:value-type="float">
            <text:p>1</text:p>
          </table:table-cell>
          <table:table-cell table:formula="of:=IF([.G5]&gt;0.5;1;0)" office:value-type="float" office:value="1" calcext:value-type="float">
            <text:p>1</text:p>
          </table:table-cell>
          <table:table-cell table:formula="of:=IF([.I5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glömma</text:p>
          </table:table-cell>
          <table:table-cell office:value-type="float" office:value="169519" calcext:value-type="float">
            <text:p>169519</text:p>
          </table:table-cell>
          <table:table-cell table:formula="of:=ABS([.D6])" office:value-type="float" office:value="0.00585107848177504" calcext:value-type="float">
            <text:p>0.00585107848177504</text:p>
          </table:table-cell>
          <table:table-cell office:value-type="float" office:value="-0.00585107848177504" calcext:value-type="float">
            <text:p>-0.00585</text:p>
          </table:table-cell>
          <table:table-cell office:value-type="float" office:value="0.923794201752806" calcext:value-type="float">
            <text:p>0.92379</text:p>
          </table:table-cell>
          <table:table-cell office:value-type="float" office:value="-0.0012960907185715" calcext:value-type="float">
            <text:p>-0.00130</text:p>
          </table:table-cell>
          <table:table-cell office:value-type="float" office:value="0.20495718316053" calcext:value-type="float">
            <text:p>0.20496</text:p>
          </table:table-cell>
          <table:table-cell office:value-type="float" office:value="-0.00222547269241864" calcext:value-type="float">
            <text:p>-0.00223</text:p>
          </table:table-cell>
          <table:table-cell office:value-type="float" office:value="0.584051055631301" calcext:value-type="float">
            <text:p>0.58405</text:p>
          </table:table-cell>
          <table:table-cell table:formula="of:=IF([.K6]+[.L6]=2;1;0)" office:value-type="float" office:value="1" calcext:value-type="float">
            <text:p>1</text:p>
          </table:table-cell>
          <table:table-cell table:formula="of:=IF(AND(OR(SIGN([.D6])=SIGN([.F6]);[.F6]=&quot;&quot;);OR(SIGN([.F6])=SIGN([.H6]);[.H6]=&quot;&quot;));1;0)" office:value-type="float" office:value="1" calcext:value-type="float">
            <text:p>1</text:p>
          </table:table-cell>
          <table:table-cell table:formula="of:=IF(SUM([.M6:.O6])&gt;1;1;0)" office:value-type="float" office:value="1" calcext:value-type="float">
            <text:p>1</text:p>
          </table:table-cell>
          <table:table-cell table:formula="of:=IF([.E6]&gt;0.5;1;0)" office:value-type="float" office:value="1" calcext:value-type="float">
            <text:p>1</text:p>
          </table:table-cell>
          <table:table-cell table:formula="of:=IF([.G6]&gt;0.5;1;0)" office:value-type="float" office:value="0" calcext:value-type="float">
            <text:p>0</text:p>
          </table:table-cell>
          <table:table-cell table:formula="of:=IF([.I6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riskera</text:p>
          </table:table-cell>
          <table:table-cell office:value-type="float" office:value="97341" calcext:value-type="float">
            <text:p>97341</text:p>
          </table:table-cell>
          <table:table-cell table:formula="of:=ABS([.D7])" office:value-type="float" office:value="0.00470311993675338" calcext:value-type="float">
            <text:p>0.00470311993675338</text:p>
          </table:table-cell>
          <table:table-cell office:value-type="float" office:value="0.00470311993675338" calcext:value-type="float">
            <text:p>0.00470</text:p>
          </table:table-cell>
          <table:table-cell office:value-type="float" office:value="0.803707469212603" calcext:value-type="float">
            <text:p>0.80371</text:p>
          </table:table-cell>
          <table:table-cell office:value-type="float" office:value="0.00486289198614731" calcext:value-type="float">
            <text:p>0.00486</text:p>
          </table:table-cell>
          <table:table-cell office:value-type="float" office:value="0.771819945413847" calcext:value-type="float">
            <text:p>0.77182</text:p>
          </table:table-cell>
          <table:table-cell office:value-type="float" office:value="0.00182461201159155" calcext:value-type="float">
            <text:p>0.00182</text:p>
          </table:table-cell>
          <table:table-cell office:value-type="float" office:value="0.578543330275796" calcext:value-type="float">
            <text:p>0.57854</text:p>
          </table:table-cell>
          <table:table-cell table:formula="of:=IF([.K7]+[.L7]=2;1;0)" office:value-type="float" office:value="1" calcext:value-type="float">
            <text:p>1</text:p>
          </table:table-cell>
          <table:table-cell table:formula="of:=IF(AND(OR(SIGN([.D7])=SIGN([.F7]);[.F7]=&quot;&quot;);OR(SIGN([.F7])=SIGN([.H7]);[.H7]=&quot;&quot;));1;0)" office:value-type="float" office:value="1" calcext:value-type="float">
            <text:p>1</text:p>
          </table:table-cell>
          <table:table-cell table:formula="of:=IF(SUM([.M7:.O7])&gt;1;1;0)" office:value-type="float" office:value="1" calcext:value-type="float">
            <text:p>1</text:p>
          </table:table-cell>
          <table:table-cell table:formula="of:=IF([.E7]&gt;0.5;1;0)" office:value-type="float" office:value="1" calcext:value-type="float">
            <text:p>1</text:p>
          </table:table-cell>
          <table:table-cell table:formula="of:=IF([.G7]&gt;0.5;1;0)" office:value-type="float" office:value="1" calcext:value-type="float">
            <text:p>1</text:p>
          </table:table-cell>
          <table:table-cell table:formula="of:=IF([.I7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lova</text:p>
          </table:table-cell>
          <table:table-cell office:value-type="float" office:value="47876" calcext:value-type="float">
            <text:p>47876</text:p>
          </table:table-cell>
          <table:table-cell table:formula="of:=ABS([.D8])" office:value-type="float" office:value="0.00469692258004338" calcext:value-type="float">
            <text:p>0.00469692258004338</text:p>
          </table:table-cell>
          <table:table-cell office:value-type="float" office:value="0.00469692258004338" calcext:value-type="float">
            <text:p>0.00470</text:p>
          </table:table-cell>
          <table:table-cell office:value-type="float" office:value="0.910712749064618" calcext:value-type="float">
            <text:p>0.91071</text:p>
          </table:table-cell>
          <table:table-cell office:value-type="float" office:value="0.00619187085575767" calcext:value-type="float">
            <text:p>0.00619</text:p>
          </table:table-cell>
          <table:table-cell office:value-type="float" office:value="0.932416619733798" calcext:value-type="float">
            <text:p>0.93242</text:p>
          </table:table-cell>
          <table:table-cell office:value-type="float" office:value="0.00154867430174189" calcext:value-type="float">
            <text:p>0.00155</text:p>
          </table:table-cell>
          <table:table-cell office:value-type="float" office:value="0.5698745201491" calcext:value-type="float">
            <text:p>0.56987</text:p>
          </table:table-cell>
          <table:table-cell table:formula="of:=IF([.K8]+[.L8]=2;1;0)" office:value-type="float" office:value="1" calcext:value-type="float">
            <text:p>1</text:p>
          </table:table-cell>
          <table:table-cell table:formula="of:=IF(AND(OR(SIGN([.D8])=SIGN([.F8]);[.F8]=&quot;&quot;);OR(SIGN([.F8])=SIGN([.H8]);[.H8]=&quot;&quot;));1;0)" office:value-type="float" office:value="1" calcext:value-type="float">
            <text:p>1</text:p>
          </table:table-cell>
          <table:table-cell table:formula="of:=IF(SUM([.M8:.O8])&gt;1;1;0)" office:value-type="float" office:value="1" calcext:value-type="float">
            <text:p>1</text:p>
          </table:table-cell>
          <table:table-cell table:formula="of:=IF([.E8]&gt;0.5;1;0)" office:value-type="float" office:value="1" calcext:value-type="float">
            <text:p>1</text:p>
          </table:table-cell>
          <table:table-cell table:formula="of:=IF([.G8]&gt;0.5;1;0)" office:value-type="float" office:value="1" calcext:value-type="float">
            <text:p>1</text:p>
          </table:table-cell>
          <table:table-cell table:formula="of:=IF([.I8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hota</text:p>
          </table:table-cell>
          <table:table-cell office:value-type="float" office:value="15788" calcext:value-type="float">
            <text:p>15788</text:p>
          </table:table-cell>
          <table:table-cell table:formula="of:=ABS([.D9])" office:value-type="float" office:value="0.00428587852090918" calcext:value-type="float">
            <text:p>0.00428587852090918</text:p>
          </table:table-cell>
          <table:table-cell office:value-type="float" office:value="0.00428587852090918" calcext:value-type="float">
            <text:p>0.00429</text:p>
          </table:table-cell>
          <table:table-cell office:value-type="float" office:value="0.710720824090149" calcext:value-type="float">
            <text:p>0.71072</text:p>
          </table:table-cell>
          <table:table-cell office:value-type="float" office:value="0.00321003290943728" calcext:value-type="float">
            <text:p>0.00321</text:p>
          </table:table-cell>
          <table:table-cell office:value-type="float" office:value="0.514809607384596" calcext:value-type="float">
            <text:p>0.51481</text:p>
          </table:table-cell>
          <table:table-cell table:number-columns-repeated="2"/>
          <table:table-cell table:formula="of:=IF([.K9]+[.L9]=2;1;0)" office:value-type="float" office:value="1" calcext:value-type="float">
            <text:p>1</text:p>
          </table:table-cell>
          <table:table-cell table:formula="of:=IF(AND(OR(SIGN([.D9])=SIGN([.F9]);[.F9]=&quot;&quot;);OR(SIGN([.F9])=SIGN([.H9]);[.H9]=&quot;&quot;));1;0)" office:value-type="float" office:value="1" calcext:value-type="float">
            <text:p>1</text:p>
          </table:table-cell>
          <table:table-cell table:formula="of:=IF(SUM([.M9:.O9])&gt;1;1;0)" office:value-type="float" office:value="1" calcext:value-type="float">
            <text:p>1</text:p>
          </table:table-cell>
          <table:table-cell table:formula="of:=IF([.E9]&gt;0.5;1;0)" office:value-type="float" office:value="1" calcext:value-type="float">
            <text:p>1</text:p>
          </table:table-cell>
          <table:table-cell table:formula="of:=IF([.G9]&gt;0.5;1;0)" office:value-type="float" office:value="1" calcext:value-type="float">
            <text:p>1</text:p>
          </table:table-cell>
          <table:table-cell table:formula="of:=IF([.I9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planera</text:p>
          </table:table-cell>
          <table:table-cell office:value-type="float" office:value="87372" calcext:value-type="float">
            <text:p>87372</text:p>
          </table:table-cell>
          <table:table-cell table:formula="of:=ABS([.D10])" office:value-type="float" office:value="0.0027954471980953" calcext:value-type="float">
            <text:p>0.0027954471980953</text:p>
          </table:table-cell>
          <table:table-cell office:value-type="float" office:value="0.0027954471980953" calcext:value-type="float">
            <text:p>0.00280</text:p>
          </table:table-cell>
          <table:table-cell office:value-type="float" office:value="0.685828586871772" calcext:value-type="float">
            <text:p>0.68583</text:p>
          </table:table-cell>
          <table:table-cell office:value-type="float" office:value="0.00310130935783559" calcext:value-type="float">
            <text:p>0.00310</text:p>
          </table:table-cell>
          <table:table-cell office:value-type="float" office:value="0.662942870036573" calcext:value-type="float">
            <text:p>0.66294</text:p>
          </table:table-cell>
          <table:table-cell office:value-type="float" office:value="0.00139747629017546" calcext:value-type="float">
            <text:p>0.00140</text:p>
          </table:table-cell>
          <table:table-cell office:value-type="float" office:value="0.386249534795652" calcext:value-type="float">
            <text:p>0.38625</text:p>
          </table:table-cell>
          <table:table-cell table:formula="of:=IF([.K10]+[.L10]=2;1;0)" office:value-type="float" office:value="1" calcext:value-type="float">
            <text:p>1</text:p>
          </table:table-cell>
          <table:table-cell table:formula="of:=IF(AND(OR(SIGN([.D10])=SIGN([.F10]);[.F10]=&quot;&quot;);OR(SIGN([.F10])=SIGN([.H10]);[.H10]=&quot;&quot;));1;0)" office:value-type="float" office:value="1" calcext:value-type="float">
            <text:p>1</text:p>
          </table:table-cell>
          <table:table-cell table:formula="of:=IF(SUM([.M10:.O10])&gt;1;1;0)" office:value-type="float" office:value="1" calcext:value-type="float">
            <text:p>1</text:p>
          </table:table-cell>
          <table:table-cell table:formula="of:=IF([.E10]&gt;0.5;1;0)" office:value-type="float" office:value="1" calcext:value-type="float">
            <text:p>1</text:p>
          </table:table-cell>
          <table:table-cell table:formula="of:=IF([.G10]&gt;0.5;1;0)" office:value-type="float" office:value="1" calcext:value-type="float">
            <text:p>1</text:p>
          </table:table-cell>
          <table:table-cell table:formula="of:=IF([.I10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tendera</text:p>
          </table:table-cell>
          <table:table-cell office:value-type="float" office:value="54762" calcext:value-type="float">
            <text:p>54762</text:p>
          </table:table-cell>
          <table:table-cell table:formula="of:=ABS([.D11])" office:value-type="float" office:value="0.00265122554571434" calcext:value-type="float">
            <text:p>0.00265122554571434</text:p>
          </table:table-cell>
          <table:table-cell office:value-type="float" office:value="0.00265122554571434" calcext:value-type="float">
            <text:p>0.00265</text:p>
          </table:table-cell>
          <table:table-cell office:value-type="float" office:value="0.808368550269403" calcext:value-type="float">
            <text:p>0.80837</text:p>
          </table:table-cell>
          <table:table-cell office:value-type="float" office:value="0.00318496230337668" calcext:value-type="float">
            <text:p>0.00318</text:p>
          </table:table-cell>
          <table:table-cell office:value-type="float" office:value="0.793796863734435" calcext:value-type="float">
            <text:p>0.79380</text:p>
          </table:table-cell>
          <table:table-cell office:value-type="float" office:value="0.00169922872694242" calcext:value-type="float">
            <text:p>0.00170</text:p>
          </table:table-cell>
          <table:table-cell office:value-type="float" office:value="0.553794988197662" calcext:value-type="float">
            <text:p>0.55379</text:p>
          </table:table-cell>
          <table:table-cell table:formula="of:=IF([.K11]+[.L11]=2;1;0)" office:value-type="float" office:value="1" calcext:value-type="float">
            <text:p>1</text:p>
          </table:table-cell>
          <table:table-cell table:formula="of:=IF(AND(OR(SIGN([.D11])=SIGN([.F11]);[.F11]=&quot;&quot;);OR(SIGN([.F11])=SIGN([.H11]);[.H11]=&quot;&quot;));1;0)" office:value-type="float" office:value="1" calcext:value-type="float">
            <text:p>1</text:p>
          </table:table-cell>
          <table:table-cell table:formula="of:=IF(SUM([.M11:.O11])&gt;1;1;0)" office:value-type="float" office:value="1" calcext:value-type="float">
            <text:p>1</text:p>
          </table:table-cell>
          <table:table-cell table:formula="of:=IF([.E11]&gt;0.5;1;0)" office:value-type="float" office:value="1" calcext:value-type="float">
            <text:p>1</text:p>
          </table:table-cell>
          <table:table-cell table:formula="of:=IF([.G11]&gt;0.5;1;0)" office:value-type="float" office:value="1" calcext:value-type="float">
            <text:p>1</text:p>
          </table:table-cell>
          <table:table-cell table:formula="of:=IF([.I11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behaga</text:p>
          </table:table-cell>
          <table:table-cell office:value-type="float" office:value="21204" calcext:value-type="float">
            <text:p>21204</text:p>
          </table:table-cell>
          <table:table-cell table:formula="of:=ABS([.D12])" office:value-type="float" office:value="0.00256891667536805" calcext:value-type="float">
            <text:p>0.00256891667536805</text:p>
          </table:table-cell>
          <table:table-cell office:value-type="float" office:value="0.00256891667536805" calcext:value-type="float">
            <text:p>0.00257</text:p>
          </table:table-cell>
          <table:table-cell office:value-type="float" office:value="0.456509339287181" calcext:value-type="float">
            <text:p>0.45651</text:p>
          </table:table-cell>
          <table:table-cell office:value-type="float" office:value="-0.00167404670090906" calcext:value-type="float">
            <text:p>-0.00167</text:p>
          </table:table-cell>
          <table:table-cell office:value-type="float" office:value="0.35821034157161" calcext:value-type="float">
            <text:p>0.35821</text:p>
          </table:table-cell>
          <table:table-cell table:number-columns-repeated="2"/>
          <table:table-cell table:formula="of:=IF([.K12]+[.L12]=2;1;0)" office:value-type="float" office:value="0" calcext:value-type="float">
            <text:p>0</text:p>
          </table:table-cell>
          <table:table-cell table:formula="of:=IF(AND(OR(SIGN([.D12])=SIGN([.F12]);[.F12]=&quot;&quot;);OR(SIGN([.F12])=SIGN([.H12]);[.H12]=&quot;&quot;));1;0)" office:value-type="float" office:value="0" calcext:value-type="float">
            <text:p>0</text:p>
          </table:table-cell>
          <table:table-cell table:formula="of:=IF(SUM([.M12:.O12])&gt;1;1;0)" office:value-type="float" office:value="0" calcext:value-type="float">
            <text:p>0</text:p>
          </table:table-cell>
          <table:table-cell table:formula="of:=IF([.E12]&gt;0.5;1;0)" office:value-type="float" office:value="0" calcext:value-type="float">
            <text:p>0</text:p>
          </table:table-cell>
          <table:table-cell table:formula="of:=IF([.G12]&gt;0.5;1;0)" office:value-type="float" office:value="0" calcext:value-type="float">
            <text:p>0</text:p>
          </table:table-cell>
          <table:table-cell table:formula="of:=IF([.I12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fortsätta</text:p>
          </table:table-cell>
          <table:table-cell office:value-type="float" office:value="317713" calcext:value-type="float">
            <text:p>317713</text:p>
          </table:table-cell>
          <table:table-cell table:formula="of:=ABS([.D13])" office:value-type="float" office:value="0.0020371747445887" calcext:value-type="float">
            <text:p>0.0020371747445887</text:p>
          </table:table-cell>
          <table:table-cell office:value-type="float" office:value="0.0020371747445887" calcext:value-type="float">
            <text:p>0.00204</text:p>
          </table:table-cell>
          <table:table-cell office:value-type="float" office:value="0.384892311331605" calcext:value-type="float">
            <text:p>0.38489</text:p>
          </table:table-cell>
          <table:table-cell office:value-type="float" office:value="0.00314029072017316" calcext:value-type="float">
            <text:p>0.00314</text:p>
          </table:table-cell>
          <table:table-cell office:value-type="float" office:value="0.59967196847643" calcext:value-type="float">
            <text:p>0.59967</text:p>
          </table:table-cell>
          <table:table-cell office:value-type="float" office:value="0.00670053054517552" calcext:value-type="float">
            <text:p>0.00670</text:p>
          </table:table-cell>
          <table:table-cell office:value-type="float" office:value="0.893790442383429" calcext:value-type="float">
            <text:p>0.89379</text:p>
          </table:table-cell>
          <table:table-cell table:formula="of:=IF([.K13]+[.L13]=2;1;0)" office:value-type="float" office:value="1" calcext:value-type="float">
            <text:p>1</text:p>
          </table:table-cell>
          <table:table-cell table:formula="of:=IF(AND(OR(SIGN([.D13])=SIGN([.F13]);[.F13]=&quot;&quot;);OR(SIGN([.F13])=SIGN([.H13]);[.H13]=&quot;&quot;));1;0)" office:value-type="float" office:value="1" calcext:value-type="float">
            <text:p>1</text:p>
          </table:table-cell>
          <table:table-cell table:formula="of:=IF(SUM([.M13:.O13])&gt;1;1;0)" office:value-type="float" office:value="1" calcext:value-type="float">
            <text:p>1</text:p>
          </table:table-cell>
          <table:table-cell table:formula="of:=IF([.E13]&gt;0.5;1;0)" office:value-type="float" office:value="0" calcext:value-type="float">
            <text:p>0</text:p>
          </table:table-cell>
          <table:table-cell table:formula="of:=IF([.G13]&gt;0.5;1;0)" office:value-type="float" office:value="1" calcext:value-type="float">
            <text:p>1</text:p>
          </table:table-cell>
          <table:table-cell table:formula="of:=IF([.I13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försöka</text:p>
          </table:table-cell>
          <table:table-cell office:value-type="float" office:value="2044238" calcext:value-type="float">
            <text:p>2044238</text:p>
          </table:table-cell>
          <table:table-cell table:formula="of:=ABS([.D14])" office:value-type="float" office:value="0.00143758305623376" calcext:value-type="float">
            <text:p>0.00143758305623376</text:p>
          </table:table-cell>
          <table:table-cell office:value-type="float" office:value="0.00143758305623376" calcext:value-type="float">
            <text:p>0.00144</text:p>
          </table:table-cell>
          <table:table-cell office:value-type="float" office:value="0.873825416940047" calcext:value-type="float">
            <text:p>0.87383</text:p>
          </table:table-cell>
          <table:table-cell office:value-type="float" office:value="0.000215133729740242" calcext:value-type="float">
            <text:p>0.00022</text:p>
          </table:table-cell>
          <table:table-cell office:value-type="float" office:value="0.479372904632821" calcext:value-type="float">
            <text:p>0.47937</text:p>
          </table:table-cell>
          <table:table-cell office:value-type="float" office:value="0.00184260206974939" calcext:value-type="float">
            <text:p>0.00184</text:p>
          </table:table-cell>
          <table:table-cell office:value-type="float" office:value="0.889613270898608" calcext:value-type="float">
            <text:p>0.88961</text:p>
          </table:table-cell>
          <table:table-cell table:formula="of:=IF([.K14]+[.L14]=2;1;0)" office:value-type="float" office:value="1" calcext:value-type="float">
            <text:p>1</text:p>
          </table:table-cell>
          <table:table-cell table:formula="of:=IF(AND(OR(SIGN([.D14])=SIGN([.F14]);[.F14]=&quot;&quot;);OR(SIGN([.F14])=SIGN([.H14]);[.H14]=&quot;&quot;));1;0)" office:value-type="float" office:value="1" calcext:value-type="float">
            <text:p>1</text:p>
          </table:table-cell>
          <table:table-cell table:formula="of:=IF(SUM([.M14:.O14])&gt;1;1;0)" office:value-type="float" office:value="1" calcext:value-type="float">
            <text:p>1</text:p>
          </table:table-cell>
          <table:table-cell table:formula="of:=IF([.E14]&gt;0.5;1;0)" office:value-type="float" office:value="1" calcext:value-type="float">
            <text:p>1</text:p>
          </table:table-cell>
          <table:table-cell table:formula="of:=IF([.G14]&gt;0.5;1;0)" office:value-type="float" office:value="0" calcext:value-type="float">
            <text:p>0</text:p>
          </table:table-cell>
          <table:table-cell table:formula="of:=IF([.I14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sluta</text:p>
          </table:table-cell>
          <table:table-cell office:value-type="float" office:value="9937" calcext:value-type="float">
            <text:p>9937</text:p>
          </table:table-cell>
          <table:table-cell table:formula="of:=ABS([.D15])" office:value-type="float" office:value="0.00138281996865807" calcext:value-type="float">
            <text:p>0.00138281996865807</text:p>
          </table:table-cell>
          <table:table-cell office:value-type="float" office:value="0.00138281996865807" calcext:value-type="float">
            <text:p>0.00138</text:p>
          </table:table-cell>
          <table:table-cell office:value-type="float" office:value="0.205293267133719" calcext:value-type="float">
            <text:p>0.20529</text:p>
          </table:table-cell>
          <table:table-cell table:number-columns-repeated="4"/>
          <table:table-cell table:formula="of:=IF([.K15]+[.L15]=2;1;0)" office:value-type="float" office:value="0" calcext:value-type="float">
            <text:p>0</text:p>
          </table:table-cell>
          <table:table-cell table:formula="of:=IF(AND(OR(SIGN([.D15])=SIGN([.F15]);[.F15]=&quot;&quot;);OR(SIGN([.F15])=SIGN([.H15]);[.H15]=&quot;&quot;));1;0)" office:value-type="float" office:value="1" calcext:value-type="float">
            <text:p>1</text:p>
          </table:table-cell>
          <table:table-cell table:formula="of:=IF(SUM([.M15:.O15])&gt;1;1;0)" office:value-type="float" office:value="0" calcext:value-type="float">
            <text:p>0</text:p>
          </table:table-cell>
          <table:table-cell table:formula="of:=IF([.E15]&gt;0.5;1;0)" office:value-type="float" office:value="0" calcext:value-type="float">
            <text:p>0</text:p>
          </table:table-cell>
          <table:table-cell table:formula="of:=IF([.G15]&gt;0.5;1;0)" office:value-type="float" office:value="0" calcext:value-type="float">
            <text:p>0</text:p>
          </table:table-cell>
          <table:table-cell table:formula="of:=IF([.I15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anse</text:p>
          </table:table-cell>
          <table:table-cell office:value-type="float" office:value="56927" calcext:value-type="float">
            <text:p>56927</text:p>
          </table:table-cell>
          <table:table-cell table:formula="of:=ABS([.D16])" office:value-type="float" office:value="0.00117094833675328" calcext:value-type="float">
            <text:p>0.00117094833675328</text:p>
          </table:table-cell>
          <table:table-cell office:value-type="float" office:value="-0.00117094833675328" calcext:value-type="float">
            <text:p>-0.00117</text:p>
          </table:table-cell>
          <table:table-cell office:value-type="float" office:value="0.609121174956654" calcext:value-type="float">
            <text:p>0.60912</text:p>
          </table:table-cell>
          <table:table-cell office:value-type="float" office:value="-0.00202089808233773" calcext:value-type="float">
            <text:p>-0.00202</text:p>
          </table:table-cell>
          <table:table-cell office:value-type="float" office:value="0.795695540266047" calcext:value-type="float">
            <text:p>0.79570</text:p>
          </table:table-cell>
          <table:table-cell office:value-type="float" office:value="-0.00106469626592733" calcext:value-type="float">
            <text:p>-0.00106</text:p>
          </table:table-cell>
          <table:table-cell office:value-type="float" office:value="0.826186661774744" calcext:value-type="float">
            <text:p>0.82619</text:p>
          </table:table-cell>
          <table:table-cell table:formula="of:=IF([.K16]+[.L16]=2;1;0)" office:value-type="float" office:value="1" calcext:value-type="float">
            <text:p>1</text:p>
          </table:table-cell>
          <table:table-cell table:formula="of:=IF(AND(OR(SIGN([.D16])=SIGN([.F16]);[.F16]=&quot;&quot;);OR(SIGN([.F16])=SIGN([.H16]);[.H16]=&quot;&quot;));1;0)" office:value-type="float" office:value="1" calcext:value-type="float">
            <text:p>1</text:p>
          </table:table-cell>
          <table:table-cell table:formula="of:=IF(SUM([.M16:.O16])&gt;1;1;0)" office:value-type="float" office:value="1" calcext:value-type="float">
            <text:p>1</text:p>
          </table:table-cell>
          <table:table-cell table:formula="of:=IF([.E16]&gt;0.5;1;0)" office:value-type="float" office:value="1" calcext:value-type="float">
            <text:p>1</text:p>
          </table:table-cell>
          <table:table-cell table:formula="of:=IF([.G16]&gt;0.5;1;0)" office:value-type="float" office:value="1" calcext:value-type="float">
            <text:p>1</text:p>
          </table:table-cell>
          <table:table-cell table:formula="of:=IF([.I16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sluta</text:p>
          </table:table-cell>
          <table:table-cell office:value-type="float" office:value="335409" calcext:value-type="float">
            <text:p>335409</text:p>
          </table:table-cell>
          <table:table-cell table:formula="of:=ABS([.D17])" office:value-type="float" office:value="0.000864205201298738" calcext:value-type="float">
            <text:p>0.000864205201298738</text:p>
          </table:table-cell>
          <table:table-cell office:value-type="float" office:value="-0.000864205201298738" calcext:value-type="float">
            <text:p>-0.00086</text:p>
          </table:table-cell>
          <table:table-cell office:value-type="float" office:value="0.430911470905483" calcext:value-type="float">
            <text:p>0.43091</text:p>
          </table:table-cell>
          <table:table-cell office:value-type="float" office:value="0.000319161395584403" calcext:value-type="float">
            <text:p>0.00032</text:p>
          </table:table-cell>
          <table:table-cell office:value-type="float" office:value="0.0625653903258541" calcext:value-type="float">
            <text:p>0.06257</text:p>
          </table:table-cell>
          <table:table-cell office:value-type="float" office:value="0.000557612784523827" calcext:value-type="float">
            <text:p>0.00056</text:p>
          </table:table-cell>
          <table:table-cell office:value-type="float" office:value="0.349132794179485" calcext:value-type="float">
            <text:p>0.34913</text:p>
          </table:table-cell>
          <table:table-cell table:formula="of:=IF([.K17]+[.L17]=2;1;0)" office:value-type="float" office:value="0" calcext:value-type="float">
            <text:p>0</text:p>
          </table:table-cell>
          <table:table-cell table:formula="of:=IF(AND(OR(SIGN([.D17])=SIGN([.F17]);[.F17]=&quot;&quot;);OR(SIGN([.F17])=SIGN([.H17]);[.H17]=&quot;&quot;));1;0)" office:value-type="float" office:value="0" calcext:value-type="float">
            <text:p>0</text:p>
          </table:table-cell>
          <table:table-cell table:formula="of:=IF(SUM([.M17:.O17])&gt;1;1;0)" office:value-type="float" office:value="0" calcext:value-type="float">
            <text:p>0</text:p>
          </table:table-cell>
          <table:table-cell table:formula="of:=IF([.E17]&gt;0.5;1;0)" office:value-type="float" office:value="0" calcext:value-type="float">
            <text:p>0</text:p>
          </table:table-cell>
          <table:table-cell table:formula="of:=IF([.G17]&gt;0.5;1;0)" office:value-type="float" office:value="0" calcext:value-type="float">
            <text:p>0</text:p>
          </table:table-cell>
          <table:table-cell table:formula="of:=IF([.I17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förefalla</text:p>
          </table:table-cell>
          <table:table-cell office:value-type="float" office:value="14736" calcext:value-type="float">
            <text:p>14736</text:p>
          </table:table-cell>
          <table:table-cell table:formula="of:=ABS([.D18])" office:value-type="float" office:value="0.000829367448571416" calcext:value-type="float">
            <text:p>0.000829367448571416</text:p>
          </table:table-cell>
          <table:table-cell office:value-type="float" office:value="0.000829367448571416" calcext:value-type="float">
            <text:p>0.00083</text:p>
          </table:table-cell>
          <table:table-cell office:value-type="float" office:value="0.622722962424969" calcext:value-type="float">
            <text:p>0.62272</text:p>
          </table:table-cell>
          <table:table-cell office:value-type="float" office:value="0.000706918306753237" calcext:value-type="float">
            <text:p>0.00071</text:p>
          </table:table-cell>
          <table:table-cell office:value-type="float" office:value="0.456962790478433" calcext:value-type="float">
            <text:p>0.45696</text:p>
          </table:table-cell>
          <table:table-cell table:number-columns-repeated="2"/>
          <table:table-cell table:formula="of:=IF([.K18]+[.L18]=2;1;0)" office:value-type="float" office:value="0" calcext:value-type="float">
            <text:p>0</text:p>
          </table:table-cell>
          <table:table-cell table:formula="of:=IF(AND(OR(SIGN([.D18])=SIGN([.F18]);[.F18]=&quot;&quot;);OR(SIGN([.F18])=SIGN([.H18]);[.H18]=&quot;&quot;));1;0)" office:value-type="float" office:value="1" calcext:value-type="float">
            <text:p>1</text:p>
          </table:table-cell>
          <table:table-cell table:formula="of:=IF(SUM([.M18:.O18])&gt;1;1;0)" office:value-type="float" office:value="0" calcext:value-type="float">
            <text:p>0</text:p>
          </table:table-cell>
          <table:table-cell table:formula="of:=IF([.E18]&gt;0.5;1;0)" office:value-type="float" office:value="1" calcext:value-type="float">
            <text:p>1</text:p>
          </table:table-cell>
          <table:table-cell table:formula="of:=IF([.G18]&gt;0.5;1;0)" office:value-type="float" office:value="0" calcext:value-type="float">
            <text:p>0</text:p>
          </table:table-cell>
          <table:table-cell table:formula="of:=IF([.I18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as</text:p>
          </table:table-cell>
          <table:table-cell office:value-type="float" office:value="8550" calcext:value-type="float">
            <text:p>8550</text:p>
          </table:table-cell>
          <table:table-cell table:formula="of:=ABS([.D19])" office:value-type="float" office:value="0.000599484359393973" calcext:value-type="float">
            <text:p>0.000599484359393973</text:p>
          </table:table-cell>
          <table:table-cell office:value-type="float" office:value="-0.000599484359393973" calcext:value-type="float">
            <text:p>-0.00060</text:p>
          </table:table-cell>
          <table:table-cell office:value-type="float" office:value="0.255394508337123" calcext:value-type="float">
            <text:p>0.25539</text:p>
          </table:table-cell>
          <table:table-cell office:value-type="float" office:value="-0.000350139422684012" calcext:value-type="float">
            <text:p>-0.00035</text:p>
          </table:table-cell>
          <table:table-cell office:value-type="float" office:value="0.075951495804306" calcext:value-type="float">
            <text:p>0.07595</text:p>
          </table:table-cell>
          <table:table-cell table:number-columns-repeated="2"/>
          <table:table-cell table:formula="of:=IF([.K19]+[.L19]=2;1;0)" office:value-type="float" office:value="0" calcext:value-type="float">
            <text:p>0</text:p>
          </table:table-cell>
          <table:table-cell table:formula="of:=IF(AND(OR(SIGN([.D19])=SIGN([.F19]);[.F19]=&quot;&quot;);OR(SIGN([.F19])=SIGN([.H19]);[.H19]=&quot;&quot;));1;0)" office:value-type="float" office:value="1" calcext:value-type="float">
            <text:p>1</text:p>
          </table:table-cell>
          <table:table-cell table:formula="of:=IF(SUM([.M19:.O19])&gt;1;1;0)" office:value-type="float" office:value="0" calcext:value-type="float">
            <text:p>0</text:p>
          </table:table-cell>
          <table:table-cell table:formula="of:=IF([.E19]&gt;0.5;1;0)" office:value-type="float" office:value="0" calcext:value-type="float">
            <text:p>0</text:p>
          </table:table-cell>
          <table:table-cell table:formula="of:=IF([.G19]&gt;0.5;1;0)" office:value-type="float" office:value="0" calcext:value-type="float">
            <text:p>0</text:p>
          </table:table-cell>
          <table:table-cell table:formula="of:=IF([.I19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ägra</text:p>
          </table:table-cell>
          <table:table-cell office:value-type="float" office:value="403748" calcext:value-type="float">
            <text:p>403748</text:p>
          </table:table-cell>
          <table:table-cell table:formula="of:=ABS([.D20])" office:value-type="float" office:value="0.000533964055281358" calcext:value-type="float">
            <text:p>0.000533964055281358</text:p>
          </table:table-cell>
          <table:table-cell office:value-type="float" office:value="0.000533964055281358" calcext:value-type="float">
            <text:p>0.00053</text:p>
          </table:table-cell>
          <table:table-cell office:value-type="float" office:value="0.0892161550393791" calcext:value-type="float">
            <text:p>0.08922</text:p>
          </table:table-cell>
          <table:table-cell office:value-type="float" office:value="0.00117297333229437" calcext:value-type="float">
            <text:p>0.00117</text:p>
          </table:table-cell>
          <table:table-cell office:value-type="float" office:value="0.480728412493515" calcext:value-type="float">
            <text:p>0.48073</text:p>
          </table:table-cell>
          <table:table-cell office:value-type="float" office:value="0.0029834700466792" calcext:value-type="float">
            <text:p>0.00298</text:p>
          </table:table-cell>
          <table:table-cell office:value-type="float" office:value="0.735483436087022" calcext:value-type="float">
            <text:p>0.73548</text:p>
          </table:table-cell>
          <table:table-cell table:formula="of:=IF([.K20]+[.L20]=2;1;0)" office:value-type="float" office:value="0" calcext:value-type="float">
            <text:p>0</text:p>
          </table:table-cell>
          <table:table-cell table:formula="of:=IF(AND(OR(SIGN([.D20])=SIGN([.F20]);[.F20]=&quot;&quot;);OR(SIGN([.F20])=SIGN([.H20]);[.H20]=&quot;&quot;));1;0)" office:value-type="float" office:value="1" calcext:value-type="float">
            <text:p>1</text:p>
          </table:table-cell>
          <table:table-cell table:formula="of:=IF(SUM([.M20:.O20])&gt;1;1;0)" office:value-type="float" office:value="0" calcext:value-type="float">
            <text:p>0</text:p>
          </table:table-cell>
          <table:table-cell table:formula="of:=IF([.E20]&gt;0.5;1;0)" office:value-type="float" office:value="0" calcext:value-type="float">
            <text:p>0</text:p>
          </table:table-cell>
          <table:table-cell table:formula="of:=IF([.G20]&gt;0.5;1;0)" office:value-type="float" office:value="0" calcext:value-type="float">
            <text:p>0</text:p>
          </table:table-cell>
          <table:table-cell table:formula="of:=IF([.I20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örja</text:p>
          </table:table-cell>
          <table:table-cell office:value-type="float" office:value="2959355" calcext:value-type="float">
            <text:p>2959355</text:p>
          </table:table-cell>
          <table:table-cell table:formula="of:=ABS([.D21])" office:value-type="float" office:value="0.00017185034610391" calcext:value-type="float">
            <text:p>0.00017185034610391</text:p>
          </table:table-cell>
          <table:table-cell office:value-type="float" office:value="-0.00017185034610391" calcext:value-type="float">
            <text:p>-0.00017</text:p>
          </table:table-cell>
          <table:table-cell office:value-type="float" office:value="0.0470923980174743" calcext:value-type="float">
            <text:p>0.04709</text:p>
          </table:table-cell>
          <table:table-cell office:value-type="float" office:value="-0.000336494805108246" calcext:value-type="float">
            <text:p>-0.00034</text:p>
          </table:table-cell>
          <table:table-cell office:value-type="float" office:value="0.219263182663465" calcext:value-type="float">
            <text:p>0.21926</text:p>
          </table:table-cell>
          <table:table-cell office:value-type="float" office:value="0.000494032910852125" calcext:value-type="float">
            <text:p>0.00049</text:p>
          </table:table-cell>
          <table:table-cell office:value-type="float" office:value="0.570523826985787" calcext:value-type="float">
            <text:p>0.57052</text:p>
          </table:table-cell>
          <table:table-cell table:formula="of:=IF([.K21]+[.L21]=2;1;0)" office:value-type="float" office:value="0" calcext:value-type="float">
            <text:p>0</text:p>
          </table:table-cell>
          <table:table-cell table:formula="of:=IF(AND(OR(SIGN([.D21])=SIGN([.F21]);[.F21]=&quot;&quot;);OR(SIGN([.F21])=SIGN([.H21]);[.H21]=&quot;&quot;));1;0)" office:value-type="float" office:value="0" calcext:value-type="float">
            <text:p>0</text:p>
          </table:table-cell>
          <table:table-cell table:formula="of:=IF(SUM([.M21:.O21])&gt;1;1;0)" office:value-type="float" office:value="0" calcext:value-type="float">
            <text:p>0</text:p>
          </table:table-cell>
          <table:table-cell table:formula="of:=IF([.E21]&gt;0.5;1;0)" office:value-type="float" office:value="0" calcext:value-type="float">
            <text:p>0</text:p>
          </table:table-cell>
          <table:table-cell table:formula="of:=IF([.G21]&gt;0.5;1;0)" office:value-type="float" office:value="0" calcext:value-type="float">
            <text:p>0</text:p>
          </table:table-cell>
          <table:table-cell table:formula="of:=IF([.I21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ippa</text:p>
          </table:table-cell>
          <table:table-cell office:value-type="float" office:value="360801" calcext:value-type="float">
            <text:p>360801</text:p>
          </table:table-cell>
          <table:table-cell table:formula="of:=ABS([.D22])" office:value-type="float" office:value="0.000166254565151541" calcext:value-type="float">
            <text:p>0.000166254565151541</text:p>
          </table:table-cell>
          <table:table-cell office:value-type="float" office:value="-0.000166254565151541" calcext:value-type="float">
            <text:p>-0.00017</text:p>
          </table:table-cell>
          <table:table-cell office:value-type="float" office:value="0.105381962004941" calcext:value-type="float">
            <text:p>0.10538</text:p>
          </table:table-cell>
          <table:table-cell office:value-type="float" office:value="0.000206667712857127" calcext:value-type="float">
            <text:p>0.00021</text:p>
          </table:table-cell>
          <table:table-cell office:value-type="float" office:value="0.207036091809704" calcext:value-type="float">
            <text:p>0.20704</text:p>
          </table:table-cell>
          <table:table-cell office:value-type="float" office:value="0.000068334520325816" calcext:value-type="float">
            <text:p>0.00007</text:p>
          </table:table-cell>
          <table:table-cell office:value-type="float" office:value="0.0118976840920666" calcext:value-type="float">
            <text:p>0.01190</text:p>
          </table:table-cell>
          <table:table-cell table:formula="of:=IF([.K22]+[.L22]=2;1;0)" office:value-type="float" office:value="0" calcext:value-type="float">
            <text:p>0</text:p>
          </table:table-cell>
          <table:table-cell table:formula="of:=IF(AND(OR(SIGN([.D22])=SIGN([.F22]);[.F22]=&quot;&quot;);OR(SIGN([.F22])=SIGN([.H22]);[.H22]=&quot;&quot;));1;0)" office:value-type="float" office:value="0" calcext:value-type="float">
            <text:p>0</text:p>
          </table:table-cell>
          <table:table-cell table:formula="of:=IF(SUM([.M22:.O22])&gt;1;1;0)" office:value-type="float" office:value="0" calcext:value-type="float">
            <text:p>0</text:p>
          </table:table-cell>
          <table:table-cell table:formula="of:=IF([.E22]&gt;0.5;1;0)" office:value-type="float" office:value="0" calcext:value-type="float">
            <text:p>0</text:p>
          </table:table-cell>
          <table:table-cell table:formula="of:=IF([.G22]&gt;0.5;1;0)" office:value-type="float" office:value="0" calcext:value-type="float">
            <text:p>0</text:p>
          </table:table-cell>
          <table:table-cell table:formula="of:=IF([.I22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orka</text:p>
          </table:table-cell>
          <table:table-cell office:value-type="float" office:value="405463" calcext:value-type="float">
            <text:p>405463</text:p>
          </table:table-cell>
          <table:table-cell table:formula="of:=ABS([.D23])" office:value-type="float" office:value="0.000154142557402621" calcext:value-type="float">
            <text:p>0.000154142557402621</text:p>
          </table:table-cell>
          <table:table-cell office:value-type="float" office:value="-0.000154142557402621" calcext:value-type="float">
            <text:p>-0.00015</text:p>
          </table:table-cell>
          <table:table-cell office:value-type="float" office:value="0.491445063850543" calcext:value-type="float">
            <text:p>0.49145</text:p>
          </table:table-cell>
          <table:table-cell office:value-type="float" office:value="-0.000343487221688318" calcext:value-type="float">
            <text:p>-0.00034</text:p>
          </table:table-cell>
          <table:table-cell office:value-type="float" office:value="0.884537620540635" calcext:value-type="float">
            <text:p>0.88454</text:p>
          </table:table-cell>
          <table:table-cell office:value-type="float" office:value="-0.0000621983490476076" calcext:value-type="float">
            <text:p>-0.00006</text:p>
          </table:table-cell>
          <table:table-cell office:value-type="float" office:value="0.0500314270514064" calcext:value-type="float">
            <text:p>0.05003</text:p>
          </table:table-cell>
          <table:table-cell table:formula="of:=IF([.K23]+[.L23]=2;1;0)" office:value-type="float" office:value="0" calcext:value-type="float">
            <text:p>0</text:p>
          </table:table-cell>
          <table:table-cell table:formula="of:=IF(AND(OR(SIGN([.D23])=SIGN([.F23]);[.F23]=&quot;&quot;);OR(SIGN([.F23])=SIGN([.H23]);[.H23]=&quot;&quot;));1;0)" office:value-type="float" office:value="1" calcext:value-type="float">
            <text:p>1</text:p>
          </table:table-cell>
          <table:table-cell table:formula="of:=IF(SUM([.M23:.O23])&gt;1;1;0)" office:value-type="float" office:value="0" calcext:value-type="float">
            <text:p>0</text:p>
          </table:table-cell>
          <table:table-cell table:formula="of:=IF([.E23]&gt;0.5;1;0)" office:value-type="float" office:value="0" calcext:value-type="float">
            <text:p>0</text:p>
          </table:table-cell>
          <table:table-cell table:formula="of:=IF([.G23]&gt;0.5;1;0)" office:value-type="float" office:value="1" calcext:value-type="float">
            <text:p>1</text:p>
          </table:table-cell>
          <table:table-cell table:formula="of:=IF([.I23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våga</text:p>
          </table:table-cell>
          <table:table-cell office:value-type="float" office:value="377924" calcext:value-type="float">
            <text:p>377924</text:p>
          </table:table-cell>
          <table:table-cell table:formula="of:=ABS([.D24])" office:value-type="float" office:value="0.0000938793448051981" calcext:value-type="float">
            <text:p>9.38793448051981E-05</text:p>
          </table:table-cell>
          <table:table-cell office:value-type="float" office:value="-0.0000938793448051981" calcext:value-type="float">
            <text:p>-0.00009</text:p>
          </table:table-cell>
          <table:table-cell office:value-type="float" office:value="0.642441764931862" calcext:value-type="float">
            <text:p>0.64244</text:p>
          </table:table-cell>
          <table:table-cell office:value-type="float" office:value="-0.0000585182085281409" calcext:value-type="float">
            <text:p>-0.00006</text:p>
          </table:table-cell>
          <table:table-cell office:value-type="float" office:value="0.28103474024061" calcext:value-type="float">
            <text:p>0.28103</text:p>
          </table:table-cell>
          <table:table-cell office:value-type="float" office:value="0.0000211058500000162" calcext:value-type="float">
            <text:p>0.00002</text:p>
          </table:table-cell>
          <table:table-cell office:value-type="float" office:value="0.0534036334063647" calcext:value-type="float">
            <text:p>0.05340</text:p>
          </table:table-cell>
          <table:table-cell table:formula="of:=IF([.K24]+[.L24]=2;1;0)" office:value-type="float" office:value="0" calcext:value-type="float">
            <text:p>0</text:p>
          </table:table-cell>
          <table:table-cell table:formula="of:=IF(AND(OR(SIGN([.D24])=SIGN([.F24]);[.F24]=&quot;&quot;);OR(SIGN([.F24])=SIGN([.H24]);[.H24]=&quot;&quot;));1;0)" office:value-type="float" office:value="0" calcext:value-type="float">
            <text:p>0</text:p>
          </table:table-cell>
          <table:table-cell table:formula="of:=IF(SUM([.M24:.O24])&gt;1;1;0)" office:value-type="float" office:value="0" calcext:value-type="float">
            <text:p>0</text:p>
          </table:table-cell>
          <table:table-cell table:formula="of:=IF([.E24]&gt;0.5;1;0)" office:value-type="float" office:value="1" calcext:value-type="float">
            <text:p>1</text:p>
          </table:table-cell>
          <table:table-cell table:formula="of:=IF([.G24]&gt;0.5;1;0)" office:value-type="float" office:value="0" calcext:value-type="float">
            <text:p>0</text:p>
          </table:table-cell>
          <table:table-cell table:formula="of:=IF([.I24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råka</text:p>
          </table:table-cell>
          <table:table-cell office:value-type="float" office:value="327483" calcext:value-type="float">
            <text:p>327483</text:p>
          </table:table-cell>
          <table:table-cell table:formula="of:=ABS([.D25])" office:value-type="float" office:value="0.0000538918560606277" calcext:value-type="float">
            <text:p>5.38918560606277E-05</text:p>
          </table:table-cell>
          <table:table-cell office:value-type="float" office:value="-0.0000538918560606277" calcext:value-type="float">
            <text:p>-0.00005</text:p>
          </table:table-cell>
          <table:table-cell office:value-type="float" office:value="0.488223014238629" calcext:value-type="float">
            <text:p>0.48822</text:p>
          </table:table-cell>
          <table:table-cell office:value-type="float" office:value="-0.00006766485082253" calcext:value-type="float">
            <text:p>-0.00007</text:p>
          </table:table-cell>
          <table:table-cell office:value-type="float" office:value="0.596204582577484" calcext:value-type="float">
            <text:p>0.59620</text:p>
          </table:table-cell>
          <table:table-cell office:value-type="float" office:value="-0.0000134512917794476" calcext:value-type="float">
            <text:p>-0.00001</text:p>
          </table:table-cell>
          <table:table-cell office:value-type="float" office:value="0.0395760968753955" calcext:value-type="float">
            <text:p>0.03958</text:p>
          </table:table-cell>
          <table:table-cell table:formula="of:=IF([.K25]+[.L25]=2;1;0)" office:value-type="float" office:value="0" calcext:value-type="float">
            <text:p>0</text:p>
          </table:table-cell>
          <table:table-cell table:formula="of:=IF(AND(OR(SIGN([.D25])=SIGN([.F25]);[.F25]=&quot;&quot;);OR(SIGN([.F25])=SIGN([.H25]);[.H25]=&quot;&quot;));1;0)" office:value-type="float" office:value="1" calcext:value-type="float">
            <text:p>1</text:p>
          </table:table-cell>
          <table:table-cell table:formula="of:=IF(SUM([.M25:.O25])&gt;1;1;0)" office:value-type="float" office:value="0" calcext:value-type="float">
            <text:p>0</text:p>
          </table:table-cell>
          <table:table-cell table:formula="of:=IF([.E25]&gt;0.5;1;0)" office:value-type="float" office:value="0" calcext:value-type="float">
            <text:p>0</text:p>
          </table:table-cell>
          <table:table-cell table:formula="of:=IF([.G25]&gt;0.5;1;0)" office:value-type="float" office:value="1" calcext:value-type="float">
            <text:p>1</text:p>
          </table:table-cell>
          <table:table-cell table:formula="of:=IF([.I25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nna</text:p>
          </table:table-cell>
          <table:table-cell office:value-type="float" office:value="337698" calcext:value-type="float">
            <text:p>337698</text:p>
          </table:table-cell>
          <table:table-cell table:formula="of:=ABS([.D26])" office:value-type="float" office:value="0.0000237022200000027" calcext:value-type="float">
            <text:p>2.37022200000027E-05</text:p>
          </table:table-cell>
          <table:table-cell office:value-type="float" office:value="-0.0000237022200000027" calcext:value-type="float">
            <text:p>-0.00002</text:p>
          </table:table-cell>
          <table:table-cell office:value-type="float" office:value="0.00511276143886235" calcext:value-type="float">
            <text:p>0.00511</text:p>
          </table:table-cell>
          <table:table-cell office:value-type="float" office:value="-0.000282364719047635" calcext:value-type="float">
            <text:p>-0.00028</text:p>
          </table:table-cell>
          <table:table-cell office:value-type="float" office:value="0.49444379965582" calcext:value-type="float">
            <text:p>0.49444</text:p>
          </table:table-cell>
          <table:table-cell office:value-type="float" office:value="0.000318304133032579" calcext:value-type="float">
            <text:p>0.00032</text:p>
          </table:table-cell>
          <table:table-cell office:value-type="float" office:value="0.374021403131464" calcext:value-type="float">
            <text:p>0.37402</text:p>
          </table:table-cell>
          <table:table-cell table:formula="of:=IF([.K26]+[.L26]=2;1;0)" office:value-type="float" office:value="0" calcext:value-type="float">
            <text:p>0</text:p>
          </table:table-cell>
          <table:table-cell table:formula="of:=IF(AND(OR(SIGN([.D26])=SIGN([.F26]);[.F26]=&quot;&quot;);OR(SIGN([.F26])=SIGN([.H26]);[.H26]=&quot;&quot;));1;0)" office:value-type="float" office:value="0" calcext:value-type="float">
            <text:p>0</text:p>
          </table:table-cell>
          <table:table-cell table:formula="of:=IF(SUM([.M26:.O26])&gt;1;1;0)" office:value-type="float" office:value="0" calcext:value-type="float">
            <text:p>0</text:p>
          </table:table-cell>
          <table:table-cell table:formula="of:=IF([.E26]&gt;0.5;1;0)" office:value-type="float" office:value="0" calcext:value-type="float">
            <text:p>0</text:p>
          </table:table-cell>
          <table:table-cell table:formula="of:=IF([.G26]&gt;0.5;1;0)" office:value-type="float" office:value="0" calcext:value-type="float">
            <text:p>0</text:p>
          </table:table-cell>
          <table:table-cell table:formula="of:=IF([.I26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åtsas</text:p>
          </table:table-cell>
          <table:table-cell office:value-type="float" office:value="38336" calcext:value-type="float">
            <text:p>38336</text:p>
          </table:table-cell>
          <table:table-cell table:formula="of:=ABS([.D27])" office:value-type="float" office:value="0.0000219789944588888" calcext:value-type="float">
            <text:p>2.19789944588888E-05</text:p>
          </table:table-cell>
          <table:table-cell office:value-type="float" office:value="0.0000219789944588888" calcext:value-type="float">
            <text:p>0.00002</text:p>
          </table:table-cell>
          <table:table-cell office:value-type="float" office:value="0.00518772254905299" calcext:value-type="float">
            <text:p>0.00519</text:p>
          </table:table-cell>
          <table:table-cell office:value-type="float" office:value="-0.000144727180389608" calcext:value-type="float">
            <text:p>-0.00014</text:p>
          </table:table-cell>
          <table:table-cell office:value-type="float" office:value="0.142843610732839" calcext:value-type="float">
            <text:p>0.14284</text:p>
          </table:table-cell>
          <table:table-cell office:value-type="float" office:value="0.000317718530288235" calcext:value-type="float">
            <text:p>0.00032</text:p>
          </table:table-cell>
          <table:table-cell office:value-type="float" office:value="0.276634679312402" calcext:value-type="float">
            <text:p>0.27663</text:p>
          </table:table-cell>
          <table:table-cell table:formula="of:=IF([.K27]+[.L27]=2;1;0)" office:value-type="float" office:value="0" calcext:value-type="float">
            <text:p>0</text:p>
          </table:table-cell>
          <table:table-cell table:formula="of:=IF(AND(OR(SIGN([.D27])=SIGN([.F27]);[.F27]=&quot;&quot;);OR(SIGN([.F27])=SIGN([.H27]);[.H27]=&quot;&quot;));1;0)" office:value-type="float" office:value="0" calcext:value-type="float">
            <text:p>0</text:p>
          </table:table-cell>
          <table:table-cell table:formula="of:=IF(SUM([.M27:.O27])&gt;1;1;0)" office:value-type="float" office:value="0" calcext:value-type="float">
            <text:p>0</text:p>
          </table:table-cell>
          <table:table-cell table:formula="of:=IF([.E27]&gt;0.5;1;0)" office:value-type="float" office:value="0" calcext:value-type="float">
            <text:p>0</text:p>
          </table:table-cell>
          <table:table-cell table:formula="of:=IF([.G27]&gt;0.5;1;0)" office:value-type="float" office:value="0" calcext:value-type="float">
            <text:p>0</text:p>
          </table:table-cell>
          <table:table-cell table:formula="of:=IF([.I27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rde</text:p>
          </table:table-cell>
          <table:table-cell office:value-type="float" office:value="64339" calcext:value-type="float">
            <text:p>64339</text:p>
          </table:table-cell>
          <table:table-cell table:formula="of:=ABS([.D28])" office:value-type="float" office:value="0.0000112797712121299" calcext:value-type="float">
            <text:p>1.12797712121299E-05</text:p>
          </table:table-cell>
          <table:table-cell office:value-type="float" office:value="-0.0000112797712121299" calcext:value-type="float">
            <text:p>-0.00001</text:p>
          </table:table-cell>
          <table:table-cell office:value-type="float" office:value="0.227607754794642" calcext:value-type="float">
            <text:p>0.22761</text:p>
          </table:table-cell>
          <table:table-cell office:value-type="float" office:value="-0.0000107798020779358" calcext:value-type="float">
            <text:p>-0.00001</text:p>
          </table:table-cell>
          <table:table-cell office:value-type="float" office:value="0.191958764364674" calcext:value-type="float">
            <text:p>0.19196</text:p>
          </table:table-cell>
          <table:table-cell office:value-type="float" office:value="-4.25577283413777E-017" calcext:value-type="float">
            <text:p>0.00000</text:p>
          </table:table-cell>
          <table:table-cell office:value-type="float" office:value="1" calcext:value-type="float">
            <text:p>1.00000</text:p>
          </table:table-cell>
          <table:table-cell table:formula="of:=IF([.K28]+[.L28]=2;1;0)" office:value-type="float" office:value="0" calcext:value-type="float">
            <text:p>0</text:p>
          </table:table-cell>
          <table:table-cell table:formula="of:=IF(AND(OR(SIGN([.D28])=SIGN([.F28]);[.F28]=&quot;&quot;);OR(SIGN([.F28])=SIGN([.H28]);[.H28]=&quot;&quot;));1;0)" office:value-type="float" office:value="1" calcext:value-type="float">
            <text:p>1</text:p>
          </table:table-cell>
          <table:table-cell table:formula="of:=IF(SUM([.M28:.O28])&gt;1;1;0)" office:value-type="float" office:value="0" calcext:value-type="float">
            <text:p>0</text:p>
          </table:table-cell>
          <table:table-cell table:formula="of:=IF([.E28]&gt;0.5;1;0)" office:value-type="float" office:value="0" calcext:value-type="float">
            <text:p>0</text:p>
          </table:table-cell>
          <table:table-cell table:formula="of:=IF([.G28]&gt;0.5;1;0)" office:value-type="float" office:value="0" calcext:value-type="float">
            <text:p>0</text:p>
          </table:table-cell>
          <table:table-cell table:formula="of:=IF([.I28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höva</text:p>
          </table:table-cell>
          <table:table-cell office:value-type="float" office:value="1400583" calcext:value-type="float">
            <text:p>1400583</text:p>
          </table:table-cell>
          <table:table-cell table:formula="of:=ABS([.D29])" office:value-type="float" office:value="0.0000086059918614792" calcext:value-type="float">
            <text:p>8.6059918614792E-06</text:p>
          </table:table-cell>
          <table:table-cell office:value-type="float" office:value="-0.0000086059918614792" calcext:value-type="float">
            <text:p>-0.00001</text:p>
          </table:table-cell>
          <table:table-cell office:value-type="float" office:value="0.0800524118404251" calcext:value-type="float">
            <text:p>0.08005</text:p>
          </table:table-cell>
          <table:table-cell office:value-type="float" office:value="-0.0000185471084848485" calcext:value-type="float">
            <text:p>-0.00002</text:p>
          </table:table-cell>
          <table:table-cell office:value-type="float" office:value="0.237992793360319" calcext:value-type="float">
            <text:p>0.23799</text:p>
          </table:table-cell>
          <table:table-cell office:value-type="float" office:value="0.0000186689441353329" calcext:value-type="float">
            <text:p>0.00002</text:p>
          </table:table-cell>
          <table:table-cell office:value-type="float" office:value="0.22256207508371" calcext:value-type="float">
            <text:p>0.22256</text:p>
          </table:table-cell>
          <table:table-cell table:formula="of:=IF([.K29]+[.L29]=2;1;0)" office:value-type="float" office:value="0" calcext:value-type="float">
            <text:p>0</text:p>
          </table:table-cell>
          <table:table-cell table:formula="of:=IF(AND(OR(SIGN([.D29])=SIGN([.F29]);[.F29]=&quot;&quot;);OR(SIGN([.F29])=SIGN([.H29]);[.H29]=&quot;&quot;));1;0)" office:value-type="float" office:value="0" calcext:value-type="float">
            <text:p>0</text:p>
          </table:table-cell>
          <table:table-cell table:formula="of:=IF(SUM([.M29:.O29])&gt;1;1;0)" office:value-type="float" office:value="0" calcext:value-type="float">
            <text:p>0</text:p>
          </table:table-cell>
          <table:table-cell table:formula="of:=IF([.E29]&gt;0.5;1;0)" office:value-type="float" office:value="0" calcext:value-type="float">
            <text:p>0</text:p>
          </table:table-cell>
          <table:table-cell table:formula="of:=IF([.G29]&gt;0.5;1;0)" office:value-type="float" office:value="0" calcext:value-type="float">
            <text:p>0</text:p>
          </table:table-cell>
          <table:table-cell table:formula="of:=IF([.I29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uka</text:p>
          </table:table-cell>
          <table:table-cell office:value-type="float" office:value="1931047" calcext:value-type="float">
            <text:p>1931047</text:p>
          </table:table-cell>
          <table:table-cell table:formula="of:=ABS([.D30])" office:value-type="float" office:value="0.00000813960341992642" calcext:value-type="float">
            <text:p>8.13960341992642E-06</text:p>
          </table:table-cell>
          <table:table-cell office:value-type="float" office:value="-0.00000813960341992642" calcext:value-type="float">
            <text:p>-0.00001</text:p>
          </table:table-cell>
          <table:table-cell office:value-type="float" office:value="0.119541317011484" calcext:value-type="float">
            <text:p>0.11954</text:p>
          </table:table-cell>
          <table:table-cell office:value-type="float" office:value="-0.0000153392469697096" calcext:value-type="float">
            <text:p>-0.00002</text:p>
          </table:table-cell>
          <table:table-cell office:value-type="float" office:value="0.226028243053932" calcext:value-type="float">
            <text:p>0.22603</text:p>
          </table:table-cell>
          <table:table-cell office:value-type="float" office:value="0.00000889708525062317" calcext:value-type="float">
            <text:p>0.00001</text:p>
          </table:table-cell>
          <table:table-cell office:value-type="float" office:value="0.158973388000755" calcext:value-type="float">
            <text:p>0.15897</text:p>
          </table:table-cell>
          <table:table-cell table:formula="of:=IF([.K30]+[.L30]=2;1;0)" office:value-type="float" office:value="0" calcext:value-type="float">
            <text:p>0</text:p>
          </table:table-cell>
          <table:table-cell table:formula="of:=IF(AND(OR(SIGN([.D30])=SIGN([.F30]);[.F30]=&quot;&quot;);OR(SIGN([.F30])=SIGN([.H30]);[.H30]=&quot;&quot;));1;0)" office:value-type="float" office:value="0" calcext:value-type="float">
            <text:p>0</text:p>
          </table:table-cell>
          <table:table-cell table:formula="of:=IF(SUM([.M30:.O30])&gt;1;1;0)" office:value-type="float" office:value="0" calcext:value-type="float">
            <text:p>0</text:p>
          </table:table-cell>
          <table:table-cell table:formula="of:=IF([.E30]&gt;0.5;1;0)" office:value-type="float" office:value="0" calcext:value-type="float">
            <text:p>0</text:p>
          </table:table-cell>
          <table:table-cell table:formula="of:=IF([.G30]&gt;0.5;1;0)" office:value-type="float" office:value="0" calcext:value-type="float">
            <text:p>0</text:p>
          </table:table-cell>
          <table:table-cell table:formula="of:=IF([.I30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yckas</text:p>
          </table:table-cell>
          <table:table-cell office:value-type="float" office:value="480402" calcext:value-type="float">
            <text:p>480402</text:p>
          </table:table-cell>
          <table:table-cell table:formula="of:=ABS([.D31])" office:value-type="float" office:value="0.00000436968264070486" calcext:value-type="float">
            <text:p>4.36968264070486E-06</text:p>
          </table:table-cell>
          <table:table-cell office:value-type="float" office:value="-0.00000436968264070486" calcext:value-type="float">
            <text:p>0.00000</text:p>
          </table:table-cell>
          <table:table-cell office:value-type="float" office:value="0.000279648159433377" calcext:value-type="float">
            <text:p>0.00028</text:p>
          </table:table-cell>
          <table:table-cell office:value-type="float" office:value="-0.0000869049154978359" calcext:value-type="float">
            <text:p>-0.00009</text:p>
          </table:table-cell>
          <table:table-cell office:value-type="float" office:value="0.198312526913703" calcext:value-type="float">
            <text:p>0.19831</text:p>
          </table:table-cell>
          <table:table-cell office:value-type="float" office:value="0.000314287699147876" calcext:value-type="float">
            <text:p>0.00031</text:p>
          </table:table-cell>
          <table:table-cell office:value-type="float" office:value="0.515759379654272" calcext:value-type="float">
            <text:p>0.51576</text:p>
          </table:table-cell>
          <table:table-cell table:formula="of:=IF([.K31]+[.L31]=2;1;0)" office:value-type="float" office:value="0" calcext:value-type="float">
            <text:p>0</text:p>
          </table:table-cell>
          <table:table-cell table:formula="of:=IF(AND(OR(SIGN([.D31])=SIGN([.F31]);[.F31]=&quot;&quot;);OR(SIGN([.F31])=SIGN([.H31]);[.H31]=&quot;&quot;));1;0)" office:value-type="float" office:value="0" calcext:value-type="float">
            <text:p>0</text:p>
          </table:table-cell>
          <table:table-cell table:formula="of:=IF(SUM([.M31:.O31])&gt;1;1;0)" office:value-type="float" office:value="0" calcext:value-type="float">
            <text:p>0</text:p>
          </table:table-cell>
          <table:table-cell table:formula="of:=IF([.E31]&gt;0.5;1;0)" office:value-type="float" office:value="0" calcext:value-type="float">
            <text:p>0</text:p>
          </table:table-cell>
          <table:table-cell table:formula="of:=IF([.G31]&gt;0.5;1;0)" office:value-type="float" office:value="0" calcext:value-type="float">
            <text:p>0</text:p>
          </table:table-cell>
          <table:table-cell table:formula="of:=IF([.I31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ämna</text:p>
          </table:table-cell>
          <table:table-cell table:number-columns-repeated="4"/>
          <table:table-cell office:value-type="float" office:value="-0.00577721923844159" calcext:value-type="float">
            <text:p>-0.00578</text:p>
          </table:table-cell>
          <table:table-cell office:value-type="float" office:value="0.647896333751881" calcext:value-type="float">
            <text:p>0.64790</text:p>
          </table:table-cell>
          <table:table-cell table:number-columns-repeated="2"/>
          <table:table-cell table:formula="of:=IF([.K32]+[.L32]=2;1;0)" office:value-type="float" office:value="0" calcext:value-type="float">
            <text:p>0</text:p>
          </table:table-cell>
          <table:table-cell table:formula="of:=IF(AND(OR(SIGN([.D32])=SIGN([.F32]);[.F32]=&quot;&quot;);OR(SIGN([.F32])=SIGN([.H32]);[.H32]=&quot;&quot;));1;0)" office:value-type="float" office:value="0" calcext:value-type="float">
            <text:p>0</text:p>
          </table:table-cell>
          <table:table-cell table:formula="of:=IF(SUM([.M32:.O32])&gt;1;1;0)" office:value-type="float" office:value="0" calcext:value-type="float">
            <text:p>0</text:p>
          </table:table-cell>
          <table:table-cell table:formula="of:=IF([.E32]&gt;0.5;1;0)" office:value-type="float" office:value="0" calcext:value-type="float">
            <text:p>0</text:p>
          </table:table-cell>
          <table:table-cell table:formula="of:=IF([.G32]&gt;0.5;1;0)" office:value-type="float" office:value="1" calcext:value-type="float">
            <text:p>1</text:p>
          </table:table-cell>
          <table:table-cell table:formula="of:=IF([.I32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13"/>
        </table:table-row>
        <table:table-row table:style-name="ro1">
          <table:table-cell table:number-columns-repeated="3"/>
          <table:table-cell table:style-name="Default" table:formula="of:=CORREL([.B3:.B31];[.E3:.E31])" office:value-type="float" office:value="-0.13515852407752" calcext:value-type="float">
            <text:p>-0.13515852407752</text:p>
          </table:table-cell>
          <table:table-cell table:style-name="Default"/>
          <table:table-cell table:style-name="Default" table:formula="of:=CORREL([.B3:.B31];[.G3:.G31])" office:value-type="float" office:value="-0.182487499261435" calcext:value-type="float">
            <text:p>-0.182487499261435</text:p>
          </table:table-cell>
          <table:table-cell table:style-name="Default"/>
          <table:table-cell table:style-name="Default" table:formula="of:=CORREL([.B3:.B31];[.I3:.I31])" office:value-type="float" office:value="0.122107867027314" calcext:value-type="float">
            <text:p>0.122107867027314</text:p>
          </table:table-cell>
          <table:table-cell table:style-name="Default" table:number-columns-repeated="8"/>
        </table:table-row>
      </table:table>
      <table:named-expressions/>
      <table:database-ranges>
        <table:database-range table:name="__Anonymous_Sheet_DB__0" table:target-range-address="summary_forum_s3_t100.A2:summary_forum_s3_t100.O32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15T15:38:20.446604500</dc:date>
    <meta:editing-duration>P1DT20H27M1S</meta:editing-duration>
    <meta:editing-cycles>5</meta:editing-cycles>
    <meta:generator>LibreOffice/25.8.3.2$Windows_X86_64 LibreOffice_project/8ca8d55c161d602844f5428fa4b58097424e324e</meta:generator>
    <meta:document-statistic meta:table-count="1" meta:cell-count="446" meta:object-count="0"/>
  </office:meta>
</office:document-meta>
</file>